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5.5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span text:style-name="T4">תיק <text:s/></text:span><text:span text:style-name="T6">200350</text:span></text:p>
      <text:p text:style-name="P10"/>
      <text:p text:style-name="Standard"><text:span text:style-name="T4">שם העסק/מבנה</text:span><text:span text:style-name="T1"> <text:s text:c="3"/>מגורים רב קומות </text:span></text:p>
      <text:p text:style-name="P11"/>
      <text:p text:style-name="Standard"><text:span text:style-name="T4">כתובת</text:span><text:span text:style-name="T1"> <text:s text:c="4"/>הנחשול 83 נווה ים ראשון לציון.</text:span></text:p>
      <text:p text:style-name="P11"/>
      <text:p text:style-name="Standard"><text:span text:style-name="T4">טלפון</text:span><text:span text:style-name="T1"> <text:s text:c="18"/></text:span></text:p>
      <text:p text:style-name="P11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 text:c="14"/>לוח פיקוד כבאים <text:s text:c="3"/>כניסה ראשית.</text:span></text:p>
      <text:p text:style-name="Standard"><text:span text:style-name="T1"><text:s text:c="16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: <text:s/>קיים</text:span><text:span text:style-name="T1"> </text:span></text:p>
      <text:p text:style-name="P4"/>
      <text:p text:style-name="Standard"><text:span text:style-name="T4">מיקום ברזי כיבוי עיקריים "3</text:span><text:span text:style-name="T1"> <text:s text:c="5"/>ברחבות כיבוי חזית מערבית וחזית צפון מזרחית.</text:span></text:p>
      <text:p text:style-name="Standard"><text:span text:style-name="T1"><text:s text:c="55"/>גמל מים חזית מערבית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<text:s/>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שחרור עשן טבעי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 חזית מזרחית 1000 קוב.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קומת חניון. כניסה מחוץ למבנה.</text:span><text:bookmark text:name="_GoBack"/><text:span text:style-name="T1">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ניקוז גז גפ"מ <text:s/>תחתון מחוץ למבנה בגינה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2 מאגרי מים בבניין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עליון ותחתון מגוף שליטה ראשי ספרינקלרים נמצא בקומת קרקע ברז שליטה בכול קומה.</text:span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05T05:41:00</meta:print-date>
    <meta:creation-date>2014-05-05T06:05:00</meta:creation-date>
    <dc:date>2014-05-05T06:05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56" meta:word-count="193" meta:character-count="18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